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date" office:date-value="2022-12-19">
            <text:p>2022-12-19</text:p>
          </table:table-cell>
          <table:table-cell office:value-type="string">
            <text:p>SATD4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date" office:date-value="2022-12-20">
            <text:p>2022-12-20</text:p>
          </table:table-cell>
          <table:table-cell office:value-type="string">
            <text:p>SATD5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date" office:date-value="2022-12-21">
            <text:p>2022-12-21</text:p>
          </table:table-cell>
          <table:table-cell office:value-type="string">
            <text:p>SATD6</text:p>
          </table:table-cell>
          <table:table-cell office:value-type="string">
            <text:p>X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